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8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3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9" style:family="paragraph" style:parent-style-name="normal">
      <style:paragraph-properties fo:margin-left="1.27cm" fo:margin-right="0cm" fo:margin-top="0cm" fo:margin-bottom="0cm" style:contextual-spacing="false" fo:text-indent="-0.635cm" style:auto-text-indent="false" fo:break-before="page"/>
    </style:style>
    <style:style style:name="P10" style:family="paragraph" style:parent-style-name="normal">
      <style:paragraph-properties fo:break-before="auto" fo:break-after="auto"/>
    </style:style>
    <style:style style:name="P11" style:family="paragraph" style:parent-style-name="Heading_20_1" style:master-page-name="Standard">
      <style:paragraph-properties fo:text-align="center" style:justify-single-word="false" style:page-number="1"/>
      <style:text-properties fo:font-size="19pt" style:font-size-asian="19pt" style:font-size-complex="19pt"/>
    </style:style>
    <style:style style:name="P12" style:family="paragraph" style:parent-style-name="Heading_20_1">
      <style:paragraph-properties fo:margin-top="0cm" fo:margin-bottom="0.071cm" style:contextual-spacing="false" fo:line-height="100%" fo:text-align="center" style:justify-single-word="false"/>
      <style:text-properties fo:font-size="17pt" style:font-size-asian="17pt" style:font-size-complex="17pt"/>
    </style:style>
    <style:style style:name="P13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15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style:text-underline-style="none"/>
    </style:style>
    <style:style style:name="P16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style:text-underline-style="none" officeooo:rsid="0018d745" officeooo:paragraph-rsid="0018d745"/>
    </style:style>
    <style:style style:name="P17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style:text-underline-style="none" officeooo:paragraph-rsid="0018d745"/>
    </style:style>
    <style:style style:name="P18" style:family="paragraph" style:parent-style-name="normal" style:list-style-name="WWNum1">
      <style:paragraph-properties fo:margin-top="0cm" fo:margin-bottom="0cm" style:contextual-spacing="false"/>
      <style:text-properties style:text-underline-style="none"/>
    </style:style>
    <style:style style:name="P19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20" style:family="paragraph" style:parent-style-name="normal">
      <style:paragraph-properties fo:margin-left="1.27cm" fo:margin-right="0cm" fo:margin-top="0cm" fo:margin-bottom="0cm" style:contextual-spacing="false" fo:text-indent="-0.635cm" style:auto-text-indent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30e2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qk5vq6w6p8n4"/>ENTORNOS DE DESARROLLO - 1º DAM</text:p>
      <text:p text:style-name="P12"><text:bookmark text:name="_99912dxth5nq"/>UD1. ELEMENTOS DEL DESARROLLO DE SOFTWARE</text:p>
      <text:p text:style-name="Heading_20_2"><text:bookmark text:name="_p8iebq5cuhpq"/></text:p>
      <text:p text:style-name="Heading_20_2"><text:bookmark text:name="_v6s3eategcm4"/>E03 - PREGUNTAS SOBRE EL APARTADO 4</text:p>
      <text:p text:style-name="P5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<text:span text:style-name="T1">Resultado de Aprendizaje 1</text:span>: Reconoce los elementos y herramientas que intervienen en el desarrollo de un programa informático, analizando sus características y las fases en las que actúan hasta llegar a su puesta en funcionamiento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Criterio de evaluación</text:p>
          </table:table-cell>
          <table:table-cell table:style-name="Tabla1.A1" office:value-type="string">
            <text:p text:style-name="P7">Ejercicio/s</text:p>
          </table:table-cell>
        </table:table-row>
        <table:table-row table:style-name="Tabla1.1">
          <table:table-cell table:style-name="Tabla1.A1" office:value-type="string">
            <text:p text:style-name="P8">RA01.b Se han clasificado los lenguajes de programación, identificando las principales características de Java.</text:p>
          </table:table-cell>
          <table:table-cell table:style-name="Tabla1.A1" office:value-type="string">
            <text:p text:style-name="P8">TODOS</text:p>
          </table:table-cell>
        </table:table-row>
      </table:table>
      <text:p text:style-name="P3"><text:bookmark text:name="_9wl0jjtf0xqq"/></text:p>
      <text:list xml:id="list518326863" text:style-name="WWNum1">
        <text:list-item>
          <text:p text:style-name="P13">¿Cómo se llama el creador de Java?</text:p>
        </text:list-item>
      </text:list>
      <text:p text:style-name="P15"/>
      <text:p text:style-name="P16">James Gosling</text:p>
      <text:p text:style-name="P15"/>
      <text:list xml:id="list83739766334414" text:continue-numbering="true" text:style-name="WWNum1">
        <text:list-item>
          <text:p text:style-name="P13">¿A partir de qué lenguaje está creado Java?</text:p>
        </text:list-item>
      </text:list>
      <text:p text:style-name="P15"/>
      <text:p text:style-name="P16">C++</text:p>
      <text:p text:style-name="P15"/>
      <text:list xml:id="list83739777068997" text:continue-numbering="true" text:style-name="WWNum1">
        <text:list-item>
          <text:p text:style-name="P13">¿En qué fecha fue lanzado Java?</text:p>
        </text:list-item>
      </text:list>
      <text:p text:style-name="P15"/>
      <text:p text:style-name="P15"><text:s/>23 de Mayo de 1995</text:p>
      <text:p text:style-name="P15"/>
      <text:list xml:id="list83740070216232" text:continue-numbering="true" text:style-name="WWNum1">
        <text:list-item>
          <text:p text:style-name="P13">Enumera las razones que motivaron la creación de Java.</text:p>
        </text:list-item>
      </text:list>
      <text:p text:style-name="P15"/>
      <text:p text:style-name="P15">Creciente necesidad de interfaces mucho más cómodas e intuitivas que los sistemas de ventanas que</text:p>
      <text:p text:style-name="P15">proliferaban hasta el momento.</text:p>
      <text:p text:style-name="P15"/>
      <text:p text:style-name="P15">Fiabilidad del código y facilidad de desarrollo. Gosling observó que muchas de las características que</text:p>
      <text:p text:style-name="P15">ofrecían C o C++ aumentaban de forma alarmante el gran coste de pruebas y depuración. Por ello en los</text:p>
      <text:p text:style-name="P15">sus ratos libres creó un lenguaje de programación donde intentaba solucionar los fallos que encontraba</text:p>
      <text:p text:style-name="P15">en C++.</text:p>
      <text:p text:style-name="P15"/>
      <text:p text:style-name="P15">Enorme diversidad de controladores electrónicos. Los dispositivos electrónicos se controlan</text:p>
      <text:p text:style-name="P15">mediante la utilización de microprocesadores de bajo precio y reducidas prestaciones, que varían cada</text:p>
      <text:p text:style-name="P15">poco tiempo y que utilizan diversos conjuntos de instrucciones. Java permite escribir un código común</text:p>
      <text:p text:style-name="P15">para todos los dispositivos.</text:p>
      <text:p text:style-name="P15"/>
      <text:p text:style-name="P9"/>
      <text:list xml:id="list83740493285477" text:continue-numbering="true" text:style-name="WWNum1">
        <text:list-item>
          <text:p text:style-name="P13">Enumera las fechas y el número de versión de Java desde la versión 1.0, liberada en el año 1995.</text:p>
        </text:list-item>
      </text:list>
      <text:p text:style-name="P15"/>
      <text:p text:style-name="P15">JDK Beta<text:tab/>1995<text:tab/></text:p>
      <text:p text:style-name="P15">JDK 1.0<text:tab/>Enero de 1996<text:tab/></text:p>
      <text:p text:style-name="P15">JDK 1.1<text:tab/>Febrero de 1997<text:tab/></text:p>
      <text:p text:style-name="P15">J2SE 1.2<text:tab/>Diciembre de 1998<text:tab/></text:p>
      <text:p text:style-name="P15">J2SE 1.3<text:tab/>Mayo de 2000<text:tab/></text:p>
      <text:p text:style-name="P15">J2SE 1.4<text:tab/>Febrero de 2002<text:tab/></text:p>
      <text:p text:style-name="P15">J2SE 5.0<text:tab/>Septiembre de 2004<text:tab/></text:p>
      <text:p text:style-name="P15">Java SE 6<text:tab/>Diciembre de 2006<text:tab/></text:p>
      <text:p text:style-name="P15">Java SE 7<text:tab/></text:p>
      <text:p text:style-name="P15">Java SE 8 (LTS)<text:tab/>Marzo del 2014<text:tab/></text:p>
      <text:p text:style-name="P15">Java SE 9<text:tab/>Septiembre de 2017<text:tab/></text:p>
      <text:p text:style-name="P15">Java SE 10<text:tab/>Marzo de 2018<text:tab/></text:p>
      <text:p text:style-name="P15">Java SE 11 (LTS)<text:tab/>Septiembre de 2018<text:tab/></text:p>
      <text:p text:style-name="P17">Java SE 12<text:tab/>Marzo de 2019<text:tab/></text:p>
      <text:p text:style-name="P17">Java SE 13<text:tab/>Septiembre de 2019<text:tab/></text:p>
      <text:p text:style-name="P15">Java SE 14<text:tab/>Marzo de 2020<text:tab/></text:p>
      <text:p text:style-name="P15">Java SE 15<text:tab/>Septiembre de 2020<text:tab/></text:p>
      <text:p text:style-name="P15">Java SE 16<text:tab/>Marzo 2021<text:tab/></text:p>
      <text:p text:style-name="P15">Java SE 17 (LTS)<text:tab/>Septiembre 2021<text:tab/></text:p>
      <text:p text:style-name="P15"/>
      <text:p text:style-name="P15"/>
      <text:list xml:id="list83739789812440" text:continue-numbering="true" text:style-name="WWNum1">
        <text:list-item>
          <text:p text:style-name="P13">Enumera las características de Java.</text:p>
        </text:list-item>
      </text:list>
      <text:p text:style-name="P15"><text:tab/></text:p>
      <text:list xml:id="list83741540874824" text:continue-numbering="true" text:style-name="WWNum1">
        <text:list-item>
          <text:list>
            <text:list-item>
              <text:p text:style-name="P18">Lenguaje Simple</text:p>
            </text:list-item>
            <text:list-item>
              <text:p text:style-name="P18"><text:tab/>Orientado a objetos</text:p>
            </text:list-item>
            <text:list-item>
              <text:p text:style-name="P18"><text:tab/>Distribuido</text:p>
            </text:list-item>
            <text:list-item>
              <text:p text:style-name="P18"><text:tab/>Compilado e interpretado</text:p>
            </text:list-item>
            <text:list-item>
              <text:p text:style-name="P18"><text:tab/>Robusto</text:p>
            </text:list-item>
            <text:list-item>
              <text:p text:style-name="P18"><text:tab/>Seguro</text:p>
            </text:list-item>
            <text:list-item>
              <text:p text:style-name="P18"><text:tab/>Independiente a la arquitectura</text:p>
            </text:list-item>
            <text:list-item>
              <text:p text:style-name="P18"><text:tab/>Portable</text:p>
            </text:list-item>
            <text:list-item>
              <text:p text:style-name="P18"><text:tab/>Multihilo</text:p>
            </text:list-item>
            <text:list-item>
              <text:p text:style-name="P18">Dinámico</text:p>
            </text:list-item>
          </text:list>
        </text:list-item>
      </text:list>
      <text:p text:style-name="P15"/>
      <text:list xml:id="list83740373872543" text:continue-numbering="true" text:style-name="WWNum1">
        <text:list-item>
          <text:p text:style-name="P13">¿Por qué Java es simple?</text:p>
        </text:list-item>
      </text:list>
      <text:p text:style-name="P15"/>
      <text:p text:style-name="P15"><text:tab/><text:span text:style-name="T2">Porque es muy fácil de aprender y su utilización es independiente del tipo de <text:s/>aplicación que se desee desarrollar</text:span></text:p>
      <text:p text:style-name="P15"/>
      <text:list xml:id="list83739857397971" text:continue-numbering="true" text:style-name="WWNum1">
        <text:list-item>
          <text:p text:style-name="P13">¿Qué significa que Java es independiente de la arquitectura? ¿Y portable?</text:p>
        </text:list-item>
      </text:list>
      <text:p text:style-name="P19"/>
      <text:p text:style-name="P19"><text:tab/>Esto significa que programas escritos en el lenguaje Java pueden ejecutarse en cualquier tipo de hardware, lo que lo hace portable</text:p>
      <text:p text:style-name="P19"/>
      <text:p text:style-name="P9"/>
      <text:list xml:id="list83740519209838" text:continue-numbering="true" text:style-name="WWNum1">
        <text:list-item>
          <text:p text:style-name="P13">¿Por qué Java es compilado e interpretado?</text:p>
        </text:list-item>
      </text:list>
      <text:p text:style-name="P19"/>
      <text:p text:style-name="P19"><text:tab/><text:span text:style-name="T2">Porque los creadores de Java querían crear un lenguaje compilado, pero que se pudiera ejecutar en cualquier sistema operativo y procesador sin necesidad de crear varios ejecutables.</text:span></text:p>
      <text:p text:style-name="P19"/>
      <text:list xml:id="list83740994227574" text:continue-numbering="true" text:style-name="WWNum1">
        <text:list-item>
          <text:p text:style-name="P14">¿Qué es y para qué sirve la máquina virtual de Java (JVM)?</text:p>
        </text:list-item>
      </text:list>
      <text:p text:style-name="P10"/>
      <text:p text:style-name="P10"><text:tab/><text:span text:style-name="T2">E</text:span>s el entorno en el que se ejecutan los programas Java, su misión principal es la de garantizar la <text:tab/>portabilidad de las aplicaciones Java.</text:p>
      <text:p text:style-name="P10"/>
      <text:p text:style-name="P10"/>
      <text:p text:style-name="P4"><text:bookmark text:name="_gjdgxs"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-0.413cm" svg:y="0.476cm" svg:width="5.211cm" svg:height="1.64cm" draw:z-index="8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5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2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7T08:37:39.130000000</dc:date>
    <meta:editing-duration>PT10M34S</meta:editing-duration>
    <meta:editing-cycles>2</meta:editing-cycles>
    <meta:generator>LibreOffice/7.4.1.2$Windows_X86_64 LibreOffice_project/3c58a8f3a960df8bc8fd77b461821e42c061c5f0</meta:generator>
    <meta:document-statistic meta:table-count="1" meta:image-count="3" meta:object-count="0" meta:page-count="3" meta:paragraph-count="66" meta:word-count="515" meta:character-count="3016" meta:non-whitespace-character-count="2549"/>
  </office:meta>
</office:document-meta>
</file>